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ab-stops>
          <style:tab-stop style:position="0.212cm"/>
        </style:tab-stops>
      </style:paragraph-properties>
    </style:style>
    <style:style style:name="P2" style:family="paragraph" style:parent-style-name="Standard">
      <style:paragraph-properties fo:text-align="start" style:justify-single-word="false">
        <style:tab-stops>
          <style:tab-stop style:position="0.212cm"/>
        </style:tab-stops>
      </style:paragraph-properties>
    </style:style>
    <style:style style:name="P3" style:family="paragraph" style:parent-style-name="Standard">
      <style:paragraph-properties fo:text-align="justify" style:justify-single-word="false">
        <style:tab-stops>
          <style:tab-stop style:position="0.212cm"/>
        </style:tab-stops>
      </style:paragraph-properties>
    </style:style>
    <style:style style:name="P4" style:family="paragraph" style:parent-style-name="Standard">
      <style:paragraph-properties fo:text-align="center" style:justify-single-word="false">
        <style:tab-stops>
          <style:tab-stop style:position="0.212cm"/>
        </style:tab-stops>
      </style:paragraph-properties>
      <style:text-properties fo:font-weight="bold" style:font-weight-asian="bold" style:font-weight-complex="bold"/>
    </style:style>
    <style:style style:name="P5" style:family="paragraph" style:parent-style-name="Standard">
      <style:paragraph-properties fo:text-align="start" style:justify-single-word="false">
        <style:tab-stops>
          <style:tab-stop style:position="0.212cm"/>
        </style:tab-stops>
      </style:paragraph-properties>
      <style:text-properties fo:font-weight="normal" style:font-weight-asian="normal" style:font-weight-complex="normal"/>
    </style:style>
    <style:style style:name="P6" style:family="paragraph" style:parent-style-name="Standard">
      <style:paragraph-properties fo:text-align="start" style:justify-single-word="false">
        <style:tab-stops>
          <style:tab-stop style:position="0.212cm"/>
        </style:tab-stops>
      </style:paragraph-properties>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text:tab/>En este documento se representara un documento que contiene datos relacionados con actividades empresariales, el objetivo es simular un certficado de un registro para hacer constar que los datos mandados estan correctos o donde puede existir conflicto (por ejemplo incumplir la edad minima),</text:p>
      <text:p text:style-name="P3">para ello este documento se estructurará de la siguiente manera:</text:p>
      <text:p text:style-name="P3"/>
      <text:p text:style-name="P1"><text:span text:style-name="T1">Registro</text:span>:</text:p>
      <text:p text:style-name="P2"><text:tab/></text:p>
      <text:p text:style-name="P2">Es el elemento raiz el cual contendra todos los elementos necesarios para el registro.</text:p>
      <text:p text:style-name="P2"/>
      <text:p text:style-name="P1"><text:span text:style-name="T1">Datosempresario</text:span>:</text:p>
      <text:p text:style-name="P1"/>
      <text:p text:style-name="P2"><text:tab/>Aqui estaran los datos relacion con el dueño de la empresa, vendra incluido en este apartado el <text:span text:style-name="T1">nombre</text:span>(string), la <text:span text:style-name="T1">edad</text:span>(integer), el <text:span text:style-name="T1">país</text:span>(string), su <text:span text:style-name="T1">lugar de nacimiento</text:span>(string) y su <text:span text:style-name="T1">Dni</text:span>(restringido con un "pattern" para que solo el ultimo caracter sea una letra el resto numero y solo 9 caracteres, tipo string).</text:p>
      <text:p text:style-name="P2">Llevará un atributo asociado conocido como <text:span text:style-name="T1">"ISBN".</text:span></text:p>
      <text:p text:style-name="P2"/>
      <text:p text:style-name="P4">Empresa:</text:p>
      <text:p text:style-name="P5"><text:tab/>Aqui estaran los datos respectivos a la empresa, donde se observaran elementos basicos como el <text:span text:style-name="T1">nombre de la empresa</text:span>(string), <text:span text:style-name="T1">direccion</text:span>(string), tipoEstablecimiento(string), <text:span text:style-name="T1">Nempleados</text:span>(integer)</text:p>
      <text:p text:style-name="P5">y <text:span text:style-name="T1">ganancia</text:span> (float, en el XSLT se calculara el porcentaje de los socios con este elemento para saber cuanto le corresponde a dicho socio). </text:p>
      <text:p text:style-name="P5"/>
      <text:p text:style-name="P5">Tambien existira el elemento "<text:span text:style-name="T1">licencias</text:span>", el cual dentro contendra las licencias de la empresa explicando cada una con "licencia". </text:p>
      <text:p text:style-name="P5"/>
      <text:p text:style-name="P5">Tambien existira "<text:span text:style-name="T1">medidasPrevencion</text:span>" y dentro de este elemento se observara cada medida con un elemento llamado "<text:span text:style-name="T1">medida</text:span>".</text:p>
      <text:p text:style-name="P5"/>
      <text:p text:style-name="P5">Dentro de "empresa" se conoceran tambien los empleados,<text:span text:style-name="T1"> nombre del empleado</text:span>(string),<text:span text:style-name="T1">horas trabajadas</text:span> (decimal) y su<text:span text:style-name="T1"> tipo de contrato. </text:span></text:p>
      <text:p text:style-name="P5"/>
      <text:p text:style-name="P5">Se conoceran tambien los <text:span text:style-name="T1">impuestos</text:span> a los que se somete la empresa y sus <text:span text:style-name="T1">socios</text:span> los cuales por cada uno dentro de "<text:span text:style-name="T1">socio</text:span>"se sabra el <text:span text:style-name="T1">nombre</text:span>(string), la <text:span text:style-name="T1">edad</text:span>(int), su <text:span text:style-name="T1">porcentaje retribuido</text:span>(con este numero se calculara junto ganancias lo que le corresponde), su <text:span text:style-name="T1">lugar de nacimiento</text:span>(string) y su <text:span text:style-name="T1">dni</text:span>(con las mismas restricciones del anterior Dni con ayuda del "pattern").</text:p>
      <text:p text:style-name="P5"/>
      <text:p text:style-name="P5">Los tipos de contrato disponibles son Parcial, Temporal e Indefinido.</text:p>
      <text:p text:style-name="P5"/>
      <text:p text:style-name="P5">Los Dni deberan respetar su estructura real es decir, 8 numeros y una 1 letra al final.</text:p>
      <text:p text:style-name="P5"/>
      <text:p text:style-name="P5">Todos los elementos string tienen limitaciones de tamaño.</text:p>
      <text:p text:style-name="P5"/>
      <text:p text:style-name="P5">Horas trabajadas es de timo decimal por si se quiere añadir minutos, asi pues el maximo permitido es de dos decimales.</text:p>
      <text:p text:style-name="P5"/>
      <text:p text:style-name="P5">Ganancia esta restringida a un minimo que es de 700.</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037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5M22S</meta:editing-duration>
    <meta:editing-cycles>3</meta:editing-cycles>
    <meta:generator>OpenOffice/4.1.4$Win32 OpenOffice.org_project/414m5$Build-9788</meta:generator>
    <dc:date>2018-03-12T11:44:41.86</dc:date>
    <meta:document-statistic meta:table-count="0" meta:image-count="0" meta:object-count="0" meta:page-count="1" meta:paragraph-count="20" meta:word-count="351" meta:character-count="2307"/>
    <dc:creator>santi besada perdomo</dc:creator>
    <meta:user-defined meta:name="Info 1"/>
    <meta:user-defined meta:name="Info 2"/>
    <meta:user-defined meta:name="Info 3"/>
    <meta:user-defined meta:name="Info 4"/>
  </office:meta>
</office:document-meta>
</file>